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arial" officeooo:rsid="000d5c3a" officeooo:paragraph-rsid="000d5c3a"/>
    </style:style>
    <style:style style:name="P2" style:family="paragraph" style:parent-style-name="Standard" style:list-style-name="L1">
      <style:paragraph-properties fo:line-height="115%" fo:text-align="justify" style:justify-single-word="false"/>
      <style:text-properties style:font-name="arial" officeooo:rsid="000d5c3a" officeooo:paragraph-rsid="000d5c3a"/>
    </style:style>
    <style:style style:name="T1" style:family="text">
      <style:text-properties officeooo:rsid="000ecc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 critérios para verificação/análise dos requisitos são os seguintes:</text:p>
      <text:list xml:id="list1753029764" text:style-name="L1">
        <text:list-item>
          <text:p text:style-name="P2">Evitar frases <text:span text:style-name="T1">com mais de 100 caracteres</text:span>;</text:p>
        </text:list-item>
        <text:list-item>
          <text:p text:style-name="P2">Evitar palavras como: e, ou, somente, se, exceto, se necessário, mas contudo, entretanto, usualmente, geralmente, frequentemente, tipicamente, amigável, versátil, flexível, aproximadamente, tão longo/curto quanto possível, rapidamente, talvez, provável, etc;</text:p>
        </text:list-item>
        <text:list-item>
          <text:p text:style-name="P2">Definir um requisito por vez.</text:p>
        </text:list-item>
      </text:list>
      <text:p text:style-name="P1"/>
      <text:p text:style-name="P1">Os requisitos serão classificados como requisitos funcionais (RF) e requisitos não funcionais (RNF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5:35:46.938233871</meta:creation-date>
    <dc:date>2019-12-06T09:34:27.216602661</dc:date>
    <meta:editing-duration>PT7M4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66" meta:character-count="501" meta:non-whitespace-character-count="443"/>
  </office:meta>
</office:document-meta>
</file>